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8.16cm"/>
    </style:style>
    <style:style style:name="co7" style:family="table-column">
      <style:table-column-properties fo:break-before="auto" style:column-width="3.1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3">
      <style:table-cell-properties fo:background-color="#99ff66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Global_Reaction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Default"/>
        <table:table-column table:style-name="co1" table:default-cell-style-name="ce2"/>
        <table:table-column table:style-name="co4" table:default-cell-style-name="ce5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Details about mercur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go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electr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>
            <text:p>Symbol</text:p>
          </table:table-cell>
          <table:table-cell office:value-type="string">
            <text:p>Hg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office:value-type="string">
            <text:p>Au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table:style-name="ce2" office:value-type="string">
            <text:p>e-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Name of the element</text:p>
          </table:table-cell>
          <table:table-cell office:value-type="string">
            <text:p>Mercury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office:value-type="string">
            <text:p>Gold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table:style-name="ce2" office:value-type="string">
            <text:p>Electron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Atomic number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Atomic number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Atomic number</text:p>
          </table:table-cell>
          <table:table-cell table:style-name="ce2" table:formula="of:=-1" office:value-type="float" office:value="-1">
            <text:p>-1</text:p>
          </table:table-cell>
          <table:table-cell table:number-columns-repeated="3"/>
        </table:table-row>
        <table:table-row table:style-name="ro2">
          <table:table-cell office:value-type="string">
            <text:p>Atomic mass based on C12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Da (Dalton unit = 1.66053906660*10^(-27)</text:p>
          </table:table-cell>
          <table:table-cell/>
          <table:table-cell office:value-type="string">
            <text:p>Atomic mass based on C12</text:p>
          </table:table-cell>
          <table:table-cell table:formula="of:=196.97" office:value-type="float" office:value="196.97">
            <text:p>196,97</text:p>
          </table:table-cell>
          <table:table-cell office:value-type="string">
            <text:p>Da (Dalton unit = 1.66053906660(50)*10^(-27)</text:p>
          </table:table-cell>
          <table:table-cell/>
          <table:table-cell office:value-type="string">
            <text:p>Atomic mass based on C12</text:p>
          </table:table-cell>
          <table:table-cell table:formula="of:=[.J6]/1.6605390666*10^(-27)" office:value-type="float" office:value="5.4855680201797E-058">
            <text:p>5,49E-058</text:p>
          </table:table-cell>
          <table:table-cell office:value-type="string">
            <text:p>Da (Dalton unit = 1.66053906660(50)*10^(-27)</text:p>
          </table:table-cell>
          <table:table-cell table:number-columns-repeated="2"/>
        </table:table-row>
        <table:table-row table:style-name="ro2">
          <table:table-cell office:value-type="string">
            <text:p>Atomic mass based on C12</text:p>
          </table:table-cell>
          <table:table-cell table:style-name="ce5" table:formula="of:=[.B5]*1.6605390666*10^(-27)" office:value-type="float" office:value="3.33087531369294E-025">
            <text:p>3,33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style-name="ce5" table:formula="of:=[.F5]*1.6605390666*10^(-27)" office:value-type="float" office:value="3.27076379948202E-025">
            <text:p>3,27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formula="of:=9.109*10^(-31)" office:value-type="float" office:value="9.109E-031">
            <text:p>9,11E-031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3">
          <table:table-cell office:value-type="string">
            <text:p>Number of atoms for one gramm</text:p>
          </table:table-cell>
          <table:table-cell table:style-name="ce5" table:formula="of:=(1*10^(-3))/[.B6]" office:value-type="float" office:value="3.00221385018252E+021">
            <text:p>3,00E+021</text:p>
          </table:table-cell>
          <table:table-cell office:value-type="string">
            <text:p>-</text:p>
          </table:table-cell>
          <table:table-cell/>
          <table:table-cell office:value-type="string">
            <text:p>Number of atoms for one gramm</text:p>
          </table:table-cell>
          <table:table-cell table:style-name="ce5" table:formula="of:=(1*10^(-3))/[.F6]" office:value-type="float" office:value="3.0573898370722E+021">
            <text:p>3,06E+021</text:p>
          </table:table-cell>
          <table:table-cell office:value-type="string">
            <text:p>-</text:p>
          </table:table-cell>
          <table:table-cell/>
          <table:table-cell office:value-type="string">
            <text:p>Number of particles for one gramm</text:p>
          </table:table-cell>
          <table:table-cell table:formula="of:=(10^(-3))/[.J5]" office:value-type="float" office:value="1.82296527236799E+054">
            <text:p>1,82E+05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First ionization energy</text:p>
          </table:table-cell>
          <table:table-cell table:formula="of:=10.43" office:value-type="float" office:value="10.43">
            <text:p>10,4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formula="of:=9.225" office:value-type="float" office:value="9.225">
            <text:p>9,2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eV</text:p>
          </table:table-cell>
          <table:table-cell table:number-columns-repeated="2"/>
        </table:table-row>
        <table:table-row table:style-name="ro4">
          <table:table-cell office:value-type="string">
            <text:p>Electronegativity based on Pauling scale</text:p>
          </table:table-cell>
          <table:table-cell table:formula="of:=1.9" office:value-type="float" office:value="1.9">
            <text:p>1,9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formula="of:=2.4" office:value-type="float" office:value="2.4">
            <text:p>2,4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Volumic mass</text:p>
          </table:table-cell>
          <table:table-cell table:formula="of:=13.546" office:value-type="float" office:value="13.546">
            <text:p>13,55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19.3" office:value-type="float" office:value="19.3">
            <text:p>19,3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([.J6]*10^(-3))/((4*PI()*([.J11])^(3))/3)" office:value-type="float" office:value="9.71863701057377E-027">
            <text:p>9,72E-027</text:p>
          </table:table-cell>
          <table:table-cell office:value-type="string">
            <text:p>g*cm^(-3)</text:p>
          </table:table-cell>
          <table:table-cell table:number-columns-repeated="2"/>
        </table:table-row>
        <table:table-row table:style-name="ro1">
          <table:table-cell office:value-type="string">
            <text:p>Atomic radius</text:p>
          </table:table-cell>
          <table:table-cell table:formula="of:=150" office:value-type="float" office:value="150">
            <text:p>150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135" office:value-type="float" office:value="135">
            <text:p>135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2.8179*10^(-3)" office:value-type="float" office:value="0.0028179">
            <text:p>2,82E-003</text:p>
          </table:table-cell>
          <table:table-cell office:value-type="string">
            <text:p>picometer</text:p>
          </table:table-cell>
          <table:table-cell table:number-columns-repeated="2"/>
        </table:table-row>
        <table:table-row table:style-name="ro1">
          <table:table-cell office:value-type="string">
            <text:p>Molar mass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196.96655" office:value-type="float" office:value="196.96655">
            <text:p>196,97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5.48*10^(-4)" office:value-type="float" office:value="0.000548">
            <text:p>5,48E-004</text:p>
          </table:table-cell>
          <table:table-cell office:value-type="string">
            <text:p>g*mol^(-1)</text:p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3" office:value-type="string" table:number-columns-spanned="13" table:number-rows-spanned="1">
            <text:p>The nuclear equation</text:p>
          </table:table-cell>
          <table:covered-table-cell table:number-columns-repeated="12" table:style-name="ce4"/>
        </table:table-row>
        <table:table-row table:style-name="ro5">
          <table:table-cell table:style-name="ce3" office:value-type="float" office:value="201">
            <text:p>201</text:p>
          </table:table-cell>
          <table:table-cell table:style-name="ce4" table:number-columns-repeated="2"/>
          <table:table-cell table:style-name="ce3" office:value-type="float" office:value="0">
            <text:p>0</text:p>
          </table:table-cell>
          <table:table-cell table:style-name="ce4" table:number-columns-repeated="2"/>
          <table:table-cell table:style-name="ce3" office:value-type="float" office:value="197">
            <text:p>197</text:p>
          </table:table-cell>
          <table:table-cell table:style-name="ce4" table:number-columns-repeated="4"/>
          <table:table-cell table:style-name="ce3" office:value-type="float" office:value="1">
            <text:p>1</text:p>
          </table:table-cell>
          <table:table-cell table:style-name="ce4"/>
        </table:table-row>
        <table:table-row table:style-name="ro5">
          <table:table-cell table:style-name="ce4"/>
          <table:table-cell table:style-name="ce3" office:value-type="string">
            <text:p>Hg</text:p>
          </table:table-cell>
          <table:table-cell table:style-name="ce3" office:value-type="string">
            <text:p>+</text:p>
          </table:table-cell>
          <table:table-cell table:style-name="ce4"/>
          <table:table-cell table:style-name="ce3" office:value-type="string">
            <text:p>e</text:p>
          </table:table-cell>
          <table:table-cell table:style-name="ce3" office:value-type="string">
            <text:p>=</text:p>
          </table:table-cell>
          <table:table-cell table:style-name="ce4"/>
          <table:table-cell table:style-name="ce3" office:value-type="string">
            <text:p>Au</text:p>
          </table:table-cell>
          <table:table-cell table:style-name="ce3" office:value-type="string">
            <text:p>+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style-name="ce4"/>
          <table:table-cell table:style-name="ce3" office:value-type="string">
            <text:p>n</text:p>
          </table:table-cell>
        </table:table-row>
        <table:table-row table:style-name="ro5">
          <table:table-cell table:style-name="ce3" office:value-type="float" office:value="80">
            <text:p>80</text:p>
          </table:table-cell>
          <table:table-cell table:style-name="ce4" table:number-columns-repeated="2"/>
          <table:table-cell table:style-name="ce3" office:value-type="float" office:value="-1">
            <text:p>-1</text:p>
          </table:table-cell>
          <table:table-cell table:style-name="ce4" table:number-columns-repeated="2"/>
          <table:table-cell table:style-name="ce3" office:value-type="float" office:value="79">
            <text:p>79</text:p>
          </table:table-cell>
          <table:table-cell table:style-name="ce4" table:number-columns-repeated="4"/>
          <table:table-cell table:style-name="ce3" office:value-type="float" office:value="0">
            <text:p>0</text:p>
          </table:table-cell>
          <table:table-cell table:style-name="ce4"/>
        </table:table-row>
      </table:table>
      <table:table table:name="1g_per_hour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" office:value-type="float" office:value="1">
            <text:p>1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Global_Reaction.F6]*10^(3))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electron per hour</text:p>
          </table:table-cell>
          <table:table-cell table:formula="of:=[.B4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Mass of mercury per hour</text:p>
          </table:table-cell>
          <table:table-cell table:formula="of:=[.B4]*[Global_Reaction.B6]*10^(3)" office:value-type="float" office:value="1.01837843326395">
            <text:p>1,02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lectric current</text:p>
          </table:table-cell>
          <table:table-cell table:formula="of:=([.B7]*[.B5])/(60*60)" office:value-type="float" office:value="0.136053847749713">
            <text:p>0,1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lectric power</text:p>
          </table:table-cell>
          <table:table-cell table:formula="of:=[.B9]*[.B8]" office:value-type="float" office:value="1.63264617299656">
            <text:p>1,63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0751792730890262">
            <text:p>0,08</text:p>
          </table:table-cell>
          <table:table-cell office:value-type="string">
            <text:p>cm^(3)*h^(-1)</text:p>
          </table:table-cell>
        </table:table-row>
        <table:table-row table:style-name="ro1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154694233442453">
            <text:p>0,1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.09388466884905">
            <text:p>3,09</text:p>
          </table:table-cell>
          <table:table-cell office:value-type="string">
            <text:p>mm*h^(-1)</text:p>
          </table:table-cell>
        </table:table-row>
      </table:table>
      <table:table table:name="10g_per_hour" table:style-name="ta1" table:print="false"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" office:value-type="float" office:value="10">
            <text:p>10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.1837843326395">
            <text:p>10,1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.36053847749713">
            <text:p>1,36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.3264617299656">
            <text:p>16,33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751792730890262">
            <text:p>0,75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48918611857194">
            <text:p>0,4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.78372237143881">
            <text:p>9,78</text:p>
          </table:table-cell>
          <table:table-cell office:value-type="string">
            <text:p>mm*h^(-1)</text:p>
          </table:table-cell>
        </table:table-row>
      </table:table>
      <table:table table:name="100g_per_hour_v4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" office:value-type="float" office:value="100">
            <text:p>1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.837843326395">
            <text:p>101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.6053847749713">
            <text:p>13,6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3.264617299656">
            <text:p>163,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.51792730890262">
            <text:p>7,52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.54694233442453">
            <text:p>1,5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0.9388466884905">
            <text:p>30,94</text:p>
          </table:table-cell>
          <table:table-cell office:value-type="string">
            <text:p>mm*h^(-1)</text:p>
          </table:table-cell>
        </table:table-row>
      </table:table>
      <table:table table:name="1000g_per_hour_v5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" office:value-type="float" office:value="1000">
            <text:p>1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.37843326395">
            <text:p>1018,3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.053847749713">
            <text:p>136,05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" office:value-type="float" office:value="1">
            <text:p>1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36.053847749713">
            <text:p>136,0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.1792730890262">
            <text:p>75,18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4.8918611857194">
            <text:p>4,8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7.8372237143881">
            <text:p>97,84</text:p>
          </table:table-cell>
          <table:table-cell office:value-type="string">
            <text:p>mm*h^(-1)</text:p>
          </table:table-cell>
        </table:table-row>
      </table:table>
      <table:table table:name="10kg_per_hour_v6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0" office:value-type="float" office:value="10000">
            <text:p>1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.7843326395">
            <text:p>10183,7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.53847749713">
            <text:p>1360,5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.4617299656">
            <text:p>16 3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.1" office:value-type="float" office:value="1.1">
            <text:p>1,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.792730890262">
            <text:p>751,79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4.7495164359403">
            <text:p>14,7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294.990328718806">
            <text:p>294,99</text:p>
          </table:table-cell>
          <table:table-cell office:value-type="string">
            <text:p>mm*h^(-1)</text:p>
          </table:table-cell>
        </table:table-row>
      </table:table>
      <table:table table:name="100kg_per_hour_v7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^(5)" office:value-type="float" office:value="100000">
            <text:p>10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7.843326395">
            <text:p>101837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5.3847749713">
            <text:p>13605,38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4.617299656">
            <text:p>163 26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4" office:value-type="float" office:value="4">
            <text:p>4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7.92730890262">
            <text:p>7517,93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24.459305928597">
            <text:p>24,46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489.18611857194">
            <text:p>489,19</text:p>
          </table:table-cell>
          <table:table-cell office:value-type="string">
            <text:p>mm*h^(-1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6/11/2022</text:date>, <text:time>16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</meta:editing-duration>
    <meta:editing-cycles>25</meta:editing-cycles>
    <meta:generator>OpenOffice/4.1.13$Win32 OpenOffice.org_project/4113m1$Build-9810</meta:generator>
    <dc:date>2022-11-26T16:24:07.51</dc:date>
    <meta:document-statistic meta:table-count="7" meta:cell-count="375" meta:object-count="0"/>
    <meta:user-defined meta:name="Info 1"/>
    <meta:user-defined meta:name="Info 2"/>
    <meta:user-defined meta:name="Info 3"/>
    <meta:user-defined meta:name="Info 4"/>
  </office:meta>
</office:document-meta>
</file>